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1d06"/>
    </style:style>
    <style:style style:name="P2" style:family="paragraph" style:parent-style-name="Standard">
      <style:text-properties officeooo:rsid="0013a00f" officeooo:paragraph-rsid="0013a00f"/>
    </style:style>
    <style:style style:name="P3" style:family="paragraph" style:parent-style-name="Standard">
      <style:text-properties officeooo:rsid="00183af7" officeooo:paragraph-rsid="00183af7"/>
    </style:style>
    <style:style style:name="P4" style:family="paragraph" style:parent-style-name="Standard">
      <style:text-properties officeooo:rsid="001889ac" officeooo:paragraph-rsid="001889ac"/>
    </style:style>
    <style:style style:name="P5" style:family="paragraph" style:parent-style-name="Standard">
      <style:text-properties officeooo:rsid="001af7c9" officeooo:paragraph-rsid="001af7c9"/>
    </style:style>
    <style:style style:name="P6" style:family="paragraph" style:parent-style-name="Standard">
      <style:text-properties officeooo:rsid="001f4c6b" officeooo:paragraph-rsid="001debdf"/>
    </style:style>
    <style:style style:name="P7" style:family="paragraph" style:parent-style-name="Standard">
      <style:text-properties officeooo:paragraph-rsid="001debdf"/>
    </style:style>
    <style:style style:name="P8" style:family="paragraph" style:parent-style-name="Standard">
      <style:paragraph-properties fo:break-before="page"/>
      <style:text-properties officeooo:paragraph-rsid="001debdf"/>
    </style:style>
    <style:style style:name="P9" style:family="paragraph" style:parent-style-name="Standard">
      <style:text-properties officeooo:rsid="001eec4d" officeooo:paragraph-rsid="001eec4d" fo:background-color="#ffff00"/>
    </style:style>
    <style:style style:name="T1" style:family="text">
      <style:text-properties officeooo:rsid="00121d06"/>
    </style:style>
    <style:style style:name="T2" style:family="text">
      <style:text-properties officeooo:rsid="0013a00f"/>
    </style:style>
    <style:style style:name="T3" style:family="text">
      <style:text-properties officeooo:rsid="0014caae"/>
    </style:style>
    <style:style style:name="T4" style:family="text">
      <style:text-properties officeooo:rsid="0016ec78"/>
    </style:style>
    <style:style style:name="T5" style:family="text">
      <style:text-properties officeooo:rsid="00178d94"/>
    </style:style>
    <style:style style:name="T6" style:family="text">
      <style:text-properties officeooo:rsid="001889ac"/>
    </style:style>
    <style:style style:name="T7" style:family="text">
      <style:text-properties officeooo:rsid="001a2766"/>
    </style:style>
    <style:style style:name="T8" style:family="text">
      <style:text-properties officeooo:rsid="001c5a9d"/>
    </style:style>
    <style:style style:name="T9" style:family="text">
      <style:text-properties officeooo:rsid="001fcf77"/>
    </style:style>
    <style:style style:name="T10" style:family="text">
      <style:text-properties officeooo:rsid="001f4c6b"/>
    </style:style>
    <style:style style:name="T11" style:family="text">
      <style:text-properties officeooo:rsid="0020c1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ST: </text:span><text:span text:style-name="T1">Test gyroscope</text:span><text:span text:style-name="T2"> by turning it by a more or less defined angle, such as 90 degrees. Check with matlab plot if the expected angle results. </text:span><text:span text:style-name="T4">(arduino sketch and matlab live script in step001-test-gyroscope)</text:span></text:p>
      <text:p text:style-name="P1"/>
      <text:p text:style-name="P2"><text:span text:style-name="T8">STEP: </text:span>The offset for the gyroscope is probably not correct, since it varies from sensor to sensor. Use the same sketch again, but do not turn the camera by hand. Record the data again and determine the offset. <text:span text:style-name="T3">(</text:span><text:span text:style-name="T5">tweak arduino sketch in step001-test-gyroscope)</text:span></text:p>
      <text:p text:style-name="P2"/>
      <text:p text:style-name="P3"><text:span text:style-name="T8">TEST: </text:span>Test motor with open-loop step response. (use <text:span text:style-name="T6">arduino sketch in </text:span>step003-open-loop-step-response<text:span text:style-name="T6"> and observe the motion of the motor)</text:span></text:p>
      <text:p text:style-name="P3"/>
      <text:p text:style-name="P4"><text:span text:style-name="T8">STEP: </text:span>Record step response generated with open-loop control of the motor and recorded with the gyroscope (use arduino sketch and matlab script in step003-open-loop-step-response/<text:span text:style-name="T7">)</text:span></text:p>
      <text:p text:style-name="P4"/>
      <text:p text:style-name="P5"><text:span text:style-name="T8">TEST: </text:span>Save <text:s/>arduino sketch from <text:span text:style-name="T6">step003-open-loop-step-response</text:span> to temporary directory and use it to visually observe a turn by 360 degrees. Turn off clockwise/counterclockwise toggling and increase number of steps for 5 degree to 72. </text:p>
      <text:p text:style-name="P1"/>
      <text:p text:style-name="P1"/>
      <text:p text:style-name="P9">next: In /home/mmo/Lehre/WS/gimbal2/teaching/step004-check-discrete-time-model/matlab</text:p>
      <text:p text:style-name="P9">rename check_discrete_time_model.mlx to reflect that the script also designs a controller. Skip using this controller without the integrator.</text:p>
      <text:p text:style-name="P9"/>
      <text:p text:style-name="P9">Copy the code from the above directory to one named, e.g. step005-design-controller-with-integrator and continue with the case with integrator, just so it can be checked soon<text:span text:style-name="T11">.</text:span></text:p>
      <text:p text:style-name="P1"/>
      <text:p text:style-name="P8"><text:span text:style-name="T10">DONE </text:span>./experiments/closed_loop_step_responses/checkStepResponse.mlx</text:p>
      <text:p text:style-name="P7"/>
      <text:p text:style-name="P6">Contains pole placement with 3 poles:</text:p>
      <text:p text:style-name="P7">./experiments/ClosedLoopWithIntegrator/simulate.mlx</text:p>
      <text:p text:style-name="P7"/>
      <text:p text:style-name="P7"><text:span text:style-name="T9">DONE </text:span>./experiments/step_responses/convertToDiscreteTimeStateSpaceSys.mlx</text:p>
      <text:p text:style-name="P7"/>
      <text:p text:style-name="P7"><text:span text:style-name="T10">DONE </text:span>./experiments/step_responses/simulateCcodeForDiscreteTimeSystemOu<text:span text:style-name="T10">t</text:span>putOmega.mlx</text:p>
      <text:p text:style-name="P7"/>
      <text:p text:style-name="P7"><text:span text:style-name="T10">DONE </text:span>./experiments/step_responses/identifyTransferFunctionContinuousTime.mlx</text:p>
      <text:p text:style-name="P7"><text:span text:style-name="T10">DONE </text:span>./experiments/step_responses/simulateCcodeForDiscreteWithIntegrator.mlx</text:p>
      <text:p text:style-name="P7"><text:span text:style-name="T9">DONE </text:span>./experiments/step_responses/tmp/convertToDiscreteTimeStateSpaceSysTmp.mlx</text:p>
      <text:p text:style-name="P7"><text:span text:style-name="T9">DONE </text:span>./experiments/step_responses/tmp/estimateTransferFunctionDiscreteTime.mlx</text:p>
      <text:p text:style-name="P7"><text:span text:style-name="T9">DONE </text:span>./experiments/step_responses/tmp/estimateTransferFunctionStateFeedbackWithObserverExactC2dmlx.mlx</text:p>
      <text:p text:style-name="P7"><text:span text:style-name="T9">DONE </text:span>./experiments/step_responses/tmp/estimateTransferFunction160.mlx</text:p>
      <text:p text:style-name="P7"><text:span text:style-name="T9">DONE </text:span>./experiments/step_responses/simulateCcodeForDiscreteTimeSystemOutputPhi.mlx</text:p>
      <text:p text:style-name="P7"><text:span text:style-name="T9">DONE </text:span>./experiments/step_responses/estimateTransferFunction.ml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8:55:31.929910031</meta:creation-date>
    <dc:date>2022-03-19T17:16:14.544957547</dc:date>
    <meta:editing-duration>PT3H4M15S</meta:editing-duration>
    <meta:editing-cycles>15</meta:editing-cycles>
    <meta:generator>LibreOffice/6.4.7.2$Linux_X86_64 LibreOffice_project/40$Build-2</meta:generator>
    <meta:document-statistic meta:table-count="0" meta:image-count="0" meta:object-count="0" meta:page-count="2" meta:paragraph-count="21" meta:word-count="230" meta:character-count="2351" meta:non-whitespace-character-count="2140"/>
  </office:meta>
</office:document-meta>
</file>